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Object.getRemoteNodeTypeArray( NodeType [ ]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erObject.getRepositoryException( RepositoryException ex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erverObject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Object.getRemoteItem(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Object.getRemoteNode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Object.ServerObject(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